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Examen<text:s/></text:p>
      <text:p text:style-name="Normal"><text:a xlink:href="https://www.tinkercad.com/things/09urSkKrIBY" office:target-frame-name="_top" xlink:show="replace"><text:span text:style-name="Lienhypertexte">tinkercad examen final</text:span></text:a></text:p>
      <text:p text:style-name="Normal"><draw:frame draw:style-name="a0" draw:name="Image 2" text:anchor-type="as-char" svg:x="0in" svg:y="0in" svg:width="2.33224in" svg:height="3.11137in" style:rel-width="scale" style:rel-height="scale"><draw:image xlink:href="media/image1.jpeg" xlink:type="simple" xlink:show="embed" xlink:actuate="onLoad"/><svg:title/><svg:desc/></draw:frame><text:s/></text:p>
      <text:p text:style-name="Normal"/>
      <text:p text:style-name="Normal"><draw:frame draw:style-name="a1" draw:name="Image 1" text:anchor-type="as-char" svg:x="0in" svg:y="0in" svg:width="6.3in" svg:height="3.69375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Image 3" text:anchor-type="as-char" svg:x="0in" svg:y="0in" svg:width="3.79317in" svg:height="9.81935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bault Herry</meta:initial-creator>
    <dc:creator>Thibault Herry</dc:creator>
    <meta:creation-date>2023-03-13T09:54:00Z</meta:creation-date>
    <dc:date>2023-03-13T09:59:00Z</dc:date>
    <meta:template xlink:href="Normal.dotm" xlink:type="simple"/>
    <meta:editing-cycles>1</meta:editing-cycles>
    <meta:editing-duration>PT300S</meta:editing-duration>
    <meta:document-statistic meta:page-count="2" meta:paragraph-count="1" meta:word-count="15" meta:character-count="101" meta:row-count="1" meta:non-whitespace-character-count="87"/>
  </office:meta>
</office:document-meta>
</file>